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7cm" svg:height="9.004cm" svg:x="1.569cm" svg:y="7.411cm">
            <draw:object draw:notify-on-update-of-ranges="Sheet1.B3:Sheet1.B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17.952cm" svg:y="7.464cm">
            <draw:object draw:notify-on-update-of-ranges="Sheet1.D3:Sheet1.D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34.114cm" svg:y="7.411cm">
            <draw:object draw:notify-on-update-of-ranges="Sheet1.F3:Sheet1.F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MAI = 0</text:p>
          </table:table-cell>
          <table:covered-table-cell/>
          <table:table-cell table:style-name="ce1" office:value-type="string" calcext:value-type="string" table:number-columns-spanned="2" table:number-rows-spanned="1">
            <text:p>MAI = 0.5</text:p>
          </table:table-cell>
          <table:covered-table-cell/>
          <table:table-cell table:style-name="ce1" office:value-type="string" calcext:value-type="string" table:number-columns-spanned="2" table:number-rows-spanned="1">
            <text:p>MAI= 1.1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</text:p>
          </table:table-cell>
        </table:table-row>
        <table:table-row table:style-name="ro1">
          <table:table-cell office:value-type="string" calcext:value-type="string">
            <text:p>fg0</text:p>
          </table:table-cell>
          <table:table-cell office:value-type="float" office:value="16.679" calcext:value-type="float">
            <text:p>16.679</text:p>
          </table:table-cell>
          <table:table-cell office:value-type="float" office:value="2.953959" calcext:value-type="float">
            <text:p>2.953959</text:p>
          </table:table-cell>
          <table:table-cell office:value-type="float" office:value="8.37274549098" calcext:value-type="float">
            <text:p>8.372745491</text:p>
          </table:table-cell>
          <table:table-cell office:value-type="float" office:value="4.74683234204" calcext:value-type="float">
            <text:p>4.746832342</text:p>
          </table:table-cell>
          <table:table-cell office:value-type="float" office:value="6.75975975976" calcext:value-type="float">
            <text:p>6.7597597598</text:p>
          </table:table-cell>
          <table:table-cell office:value-type="float" office:value="4.18052286521" calcext:value-type="float">
            <text:p>4.1805228652</text:p>
          </table:table-cell>
        </table:table-row>
        <table:table-row table:style-name="ro1">
          <table:table-cell office:value-type="string" calcext:value-type="string">
            <text:p>fg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5551102204" calcext:value-type="float">
            <text:p>8.255511022</text:p>
          </table:table-cell>
          <table:table-cell office:value-type="float" office:value="4.20625720379" calcext:value-type="float">
            <text:p>4.2062572038</text:p>
          </table:table-cell>
          <table:table-cell office:value-type="float" office:value="9.86686686687" calcext:value-type="float">
            <text:p>9.8668668669</text:p>
          </table:table-cell>
          <table:table-cell office:value-type="float" office:value="4.39168497827" calcext:value-type="float">
            <text:p>4.3916849783</text:p>
          </table:table-cell>
        </table:table-row>
        <table:table-row table:style-name="ro1">
          <table:table-cell office:value-type="string" calcext:value-type="string">
            <text:p>fg2</text:p>
          </table:table-cell>
          <table:table-cell office:value-type="float" office:value="15.786" calcext:value-type="float">
            <text:p>15.786</text:p>
          </table:table-cell>
          <table:table-cell office:value-type="float" office:value="1.280204" calcext:value-type="float">
            <text:p>1.280204</text:p>
          </table:table-cell>
          <table:table-cell office:value-type="float" office:value="7.48897795591" calcext:value-type="float">
            <text:p>7.4889779559</text:p>
          </table:table-cell>
          <table:table-cell office:value-type="float" office:value="0.472323404324" calcext:value-type="float">
            <text:p>0.4723234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g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0941883768" calcext:value-type="float">
            <text:p>8.2094188377</text:p>
          </table:table-cell>
          <table:table-cell office:value-type="float" office:value="0.243718900727" calcext:value-type="float">
            <text:p>0.2437189007</text:p>
          </table:table-cell>
          <table:table-cell office:value-type="float" office:value="15.7337337337" calcext:value-type="float">
            <text:p>15.7337337337</text:p>
          </table:table-cell>
          <table:table-cell office:value-type="float" office:value="1.25843160478" calcext:value-type="float">
            <text:p>1.2584316048</text:p>
          </table:table-cell>
        </table:table-row>
        <table:table-row table:style-name="ro1">
          <table:table-cell office:value-type="string" calcext:value-type="string">
            <text:p>fg4</text:p>
          </table:table-cell>
          <table:table-cell office:value-type="float" office:value="21.375" calcext:value-type="float">
            <text:p>21.375</text:p>
          </table:table-cell>
          <table:table-cell office:value-type="float" office:value="10.056375" calcext:value-type="float">
            <text:p>10.056375</text:p>
          </table:table-cell>
          <table:table-cell office:value-type="float" office:value="21.3567134269" calcext:value-type="float">
            <text:p>21.3567134269</text:p>
          </table:table-cell>
          <table:table-cell office:value-type="float" office:value="10.7244589379" calcext:value-type="float">
            <text:p>10.7244589379</text:p>
          </table:table-cell>
          <table:table-cell office:value-type="float" office:value="21.3193193193" calcext:value-type="float">
            <text:p>21.3193193193</text:p>
          </table:table-cell>
          <table:table-cell office:value-type="float" office:value="10.7959330702" calcext:value-type="float">
            <text:p>10.7959330702</text:p>
          </table:table-cell>
        </table:table-row>
        <table:table-row table:style-name="ro1">
          <table:table-cell office:value-type="string" calcext:value-type="string">
            <text:p>fg5</text:p>
          </table:table-cell>
          <table:table-cell office:value-type="float" office:value="6.16" calcext:value-type="float">
            <text:p>6.16</text:p>
          </table:table-cell>
          <table:table-cell office:value-type="float" office:value="6.8864" calcext:value-type="float">
            <text:p>6.8864</text:p>
          </table:table-cell>
          <table:table-cell office:value-type="float" office:value="6.31663326653" calcext:value-type="float">
            <text:p>6.3166332665</text:p>
          </table:table-cell>
          <table:table-cell office:value-type="float" office:value="7.64122634046" calcext:value-type="float">
            <text:p>7.6412263405</text:p>
          </table:table-cell>
          <table:table-cell office:value-type="float" office:value="6.32032032032" calcext:value-type="float">
            <text:p>6.3203203203</text:p>
          </table:table-cell>
          <table:table-cell office:value-type="float" office:value="7.54504254004" calcext:value-type="float">
            <text:p>7.54504254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The proportions were calucalated form HL_Type_1/HL_*/IM_0.001/mut_x/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.e. 1000 replicates for each plot.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sty </meta:initial-creator>
    <meta:creation-date>2015-10-20T10:10:47.507806064</meta:creation-date>
    <dc:date>2015-10-20T10:28:50.498813257</dc:date>
    <dc:creator>rusty </dc:creator>
    <meta:editing-duration>PT2M52S</meta:editing-duration>
    <meta:editing-cycles>1</meta:editing-cycles>
    <meta:document-statistic meta:table-count="1" meta:cell-count="53" meta:object-count="3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circle" chart:style-name="ch1">
        <chart:legend chart:legend-position="end" svg:x="15.058cm" svg:y="2.958cm" style:legend-expansion="high" chart:style-name="ch2"/>
        <chart:plot-area chart:style-name="ch3" table:cell-range-address="Sheet1.B3:Sheet1.B8" svg:x="0.319cm" svg:y="0.18cm" svg:width="14.42cm" svg:height="8.645cm">
          <chartooo:coordinate-region svg:x="3.207cm" svg:y="0.181cm" svg:width="8.644cm" svg:height="8.6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679">
                <text:p>16.679</text:p>
                <draw:g>
                  <svg:desc>Sheet1.B3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786">
                <text:p>15.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375">
                <text:p>21.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16">
                <text:p>6.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circle" chart:style-name="ch1">
        <chart:legend chart:legend-position="end" svg:x="15.058cm" svg:y="2.958cm" style:legend-expansion="high" chart:style-name="ch2"/>
        <chart:plot-area chart:style-name="ch3" table:cell-range-address="Sheet1.D3:Sheet1.D8" svg:x="0.319cm" svg:y="0.18cm" svg:width="14.42cm" svg:height="8.645cm">
          <chartooo:coordinate-region svg:x="3.207cm" svg:y="0.181cm" svg:width="8.644cm" svg:height="8.6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3:Sheet1.D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37274549098">
                <text:p>8.37274549098</text:p>
                <draw:g>
                  <svg:desc>Sheet1.D3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25551102204">
                <text:p>8.25551102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48897795591">
                <text:p>7.48897795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20941883768">
                <text:p>8.209418837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3567134269">
                <text:p>21.35671342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1663326653">
                <text:p>6.316633266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circle" chart:style-name="ch1">
        <chart:legend chart:legend-position="end" svg:x="15.058cm" svg:y="2.958cm" style:legend-expansion="high" chart:style-name="ch2"/>
        <chart:plot-area chart:style-name="ch3" table:cell-range-address="Sheet1.F3:Sheet1.F8" svg:x="0.319cm" svg:y="0.18cm" svg:width="14.42cm" svg:height="8.645cm">
          <chartooo:coordinate-region svg:x="3.207cm" svg:y="0.181cm" svg:width="8.644cm" svg:height="8.6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3:Sheet1.F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75975975976">
                <text:p>6.75975975976</text:p>
                <draw:g>
                  <svg:desc>Sheet1.F3:Sheet1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86686686687">
                <text:p>9.866866866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7337337337">
                <text:p>15.73373373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3193193193">
                <text:p>21.3193193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2032032032">
                <text:p>6.320320320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